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left="-0.6298in" fo:margin-right="-0.5902in">
        <style:tab-stops/>
      </style:paragraph-properties>
      <style:text-properties fo:font-size="14pt" style:font-size-asian="14pt" style:font-size-complex="14pt"/>
    </style:style>
    <style:style style:name="P2" style:parent-style-name="Standard" style:family="paragraph">
      <style:paragraph-properties fo:margin-left="-0.6298in" fo:margin-right="-0.5902in">
        <style:tab-stops/>
      </style:paragraph-properties>
    </style:style>
    <style:style style:name="T3" style:parent-style-name="خطالفقرةالافتراضي" style:family="text">
      <style:text-properties fo:font-size="14pt" style:font-size-asian="14pt" style:font-size-complex="14pt"/>
    </style:style>
    <style:style style:name="T4" style:parent-style-name="خطالفقرةالافتراضي" style:family="text">
      <style:text-properties fo:font-size="14pt" style:font-size-asian="14pt" style:font-size-complex="14pt"/>
    </style:style>
    <style:style style:name="T5" style:parent-style-name="خطالفقرةالافتراضي" style:family="text">
      <style:text-properties fo:font-size="14pt" style:font-size-asian="14pt" style:font-size-complex="14pt"/>
    </style:style>
    <style:style style:name="T6" style:parent-style-name="خطالفقرةالافتراضي" style:family="text">
      <style:text-properties fo:font-size="14pt" style:font-size-asian="14pt" style:font-size-complex="14pt"/>
    </style:style>
    <style:style style:name="P7" style:parent-style-name="Standard" style:family="paragraph">
      <style:paragraph-properties fo:margin-left="-0.6298in" fo:margin-right="-0.5902in">
        <style:tab-stops/>
      </style:paragraph-properties>
    </style:style>
    <style:style style:name="T8" style:parent-style-name="خطالفقرةالافتراضي" style:family="text">
      <style:text-properties fo:font-size="14pt" style:font-size-asian="14pt" style:font-size-complex="14pt"/>
    </style:style>
    <style:style style:name="T9" style:parent-style-name="خطالفقرةالافتراضي" style:family="text">
      <style:text-properties fo:font-size="14pt" style:font-size-asian="14pt" style:font-size-complex="14pt"/>
    </style:style>
    <style:style style:name="T10" style:parent-style-name="خطالفقرةالافتراضي" style:family="text">
      <style:text-properties fo:font-size="14pt" style:font-size-asian="14pt" style:font-size-complex="14pt" fo:language="en" fo:country="US"/>
    </style:style>
    <style:style style:name="P11" style:parent-style-name="Standard" style:family="paragraph">
      <style:paragraph-properties fo:margin-left="-0.6298in" fo:margin-right="-0.5902in">
        <style:tab-stops/>
      </style:paragraph-properties>
    </style:style>
    <style:style style:name="T12" style:parent-style-name="خطالفقرةالافتراضي" style:family="text">
      <style:text-properties fo:font-size="14pt" style:font-size-asian="14pt" style:font-size-complex="14pt"/>
    </style:style>
    <style:style style:name="T13" style:parent-style-name="خطالفقرةالافتراضي" style:family="text">
      <style:text-properties fo:font-size="14pt" style:font-size-asian="14pt" style:font-size-complex="14pt"/>
    </style:style>
    <style:style style:name="T14" style:parent-style-name="خطالفقرةالافتراضي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6" style:parent-style-name="خطالفقرةالافتراضي" style:family="text">
      <style:text-properties fo:font-size="14pt" style:font-size-asian="14pt" style:font-size-complex="14pt"/>
    </style:style>
    <style:style style:name="T17" style:parent-style-name="خطالفقرةالافتراضي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خطالفقرةالافتراضي" style:family="text">
      <style:text-properties fo:font-size="14pt" style:font-size-asian="14pt" style:font-size-complex="14pt"/>
    </style:style>
    <style:style style:name="P19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20" style:parent-style-name="خطالفقرةالافتراضي" style:family="text">
      <style:text-properties fo:font-size="14pt" style:font-size-asian="14pt" style:font-size-complex="14pt" fo:language="en" fo:country="US"/>
    </style:style>
    <style:style style:name="P2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2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23" style:parent-style-name="خطالفقرةالافتراضي" style:family="text">
      <style:text-properties fo:font-size="14pt" style:font-size-asian="14pt" style:font-size-complex="14pt" fo:language="en" fo:country="US"/>
    </style:style>
    <style:style style:name="P2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25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26" style:parent-style-name="خطالفقرةالافتراضي" style:family="text">
      <style:text-properties fo:font-size="14pt" style:font-size-asian="14pt" style:font-size-complex="14pt" fo:language="en" fo:country="US"/>
    </style:style>
    <style:style style:name="T27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8" style:parent-style-name="خطالفقرةالافتراضي" style:family="text">
      <style:text-properties fo:font-size="14pt" style:font-size-asian="14pt" style:font-size-complex="14pt" fo:language="en" fo:country="US"/>
    </style:style>
    <style:style style:name="T29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0" style:parent-style-name="خطالفقرةالافتراضي" style:family="text">
      <style:text-properties fo:font-size="14pt" style:font-size-asian="14pt" style:font-size-complex="14pt" fo:language="en" fo:country="US"/>
    </style:style>
    <style:style style:name="P3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2" style:parent-style-name="خطالفقرةالافتراضي" style:family="text">
      <style:text-properties fo:font-size="14pt" style:font-size-asian="14pt" style:font-size-complex="14pt" fo:language="en" fo:country="US"/>
    </style:style>
    <style:style style:name="P3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4" style:parent-style-name="خطالفقرةالافتراضي" style:family="text">
      <style:text-properties fo:font-size="14pt" style:font-size-asian="14pt" style:font-size-complex="14pt" fo:language="en" fo:country="US"/>
    </style:style>
    <style:style style:name="P35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3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7" style:parent-style-name="خطالفقرةالافتراضي" style:family="text">
      <style:text-properties fo:font-size="14pt" style:font-size-asian="14pt" style:font-size-complex="14pt" fo:language="en" fo:country="US"/>
    </style:style>
    <style:style style:name="T38" style:parent-style-name="خطالفقرةالافتراضي" style:family="text">
      <style:text-properties fo:language="en" fo:country="US"/>
    </style:style>
    <style:style style:name="T39" style:parent-style-name="خطالفقرةالافتراضي" style:family="text">
      <style:text-properties fo:font-size="14pt" style:font-size-asian="14pt" style:font-size-complex="14pt"/>
    </style:style>
    <style:style style:name="P40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P4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P4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43" style:parent-style-name="خطالفقرةالافتراضي" style:family="text">
      <style:text-properties fo:font-size="14pt" style:font-size-asian="14pt" style:font-size-complex="14pt" fo:language="en" fo:country="US"/>
    </style:style>
    <style:style style:name="P4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45" style:parent-style-name="خطالفقرةالافتراضي" style:family="text">
      <style:text-properties fo:font-size="14pt" style:font-size-asian="14pt" style:font-size-complex="14pt" fo:language="en" fo:country="US"/>
    </style:style>
    <style:style style:name="T46" style:parent-style-name="خطالفقرةالافتراضي" style:family="text">
      <style:text-properties fo:font-size="14pt" style:font-size-asian="14pt" style:font-size-complex="14pt" fo:language="en" fo:country="US"/>
    </style:style>
    <style:style style:name="T47" style:parent-style-name="خطالفقرةالافتراضي" style:family="text">
      <style:text-properties fo:font-size="14pt" style:font-size-asian="14pt" style:font-size-complex="14pt" fo:language="en" fo:country="US"/>
    </style:style>
    <style:style style:name="P4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49" style:parent-style-name="خطالفقرةالافتراضي" style:family="text">
      <style:text-properties fo:font-size="14pt" style:font-size-asian="14pt" style:font-size-complex="14pt" fo:language="en" fo:country="US"/>
    </style:style>
    <style:style style:name="T50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2" style:parent-style-name="خطالفقرةالافتراضي" style:family="text">
      <style:text-properties fo:font-size="14pt" style:font-size-asian="14pt" style:font-size-complex="14pt" fo:language="en" fo:country="US"/>
    </style:style>
    <style:style style:name="P5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4" style:parent-style-name="خطالفقرةالافتراضي" style:family="text">
      <style:text-properties fo:font-size="14pt" style:font-size-asian="14pt" style:font-size-complex="14pt" fo:language="en" fo:country="US"/>
    </style:style>
    <style:style style:name="P55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6" style:parent-style-name="خطالفقرةالافتراضي" style:family="text">
      <style:text-properties fo:font-size="14pt" style:font-size-asian="14pt" style:font-size-complex="14pt" fo:language="en" fo:country="US"/>
    </style:style>
    <style:style style:name="P5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8" style:parent-style-name="خطالفقرةالافتراضي" style:family="text">
      <style:text-properties fo:font-size="14pt" style:font-size-asian="14pt" style:font-size-complex="14pt" fo:language="en" fo:country="US"/>
    </style:style>
    <style:style style:name="T59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0" style:parent-style-name="خطالفقرةالافتراضي" style:family="text">
      <style:text-properties fo:font-size="14pt" style:font-size-asian="14pt" style:font-size-complex="14pt" fo:language="en" fo:country="US"/>
    </style:style>
    <style:style style:name="P6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62" style:parent-style-name="خطالفقرةالافتراضي" style:family="text">
      <style:text-properties fo:font-size="14pt" style:font-size-asian="14pt" style:font-size-complex="14pt" fo:language="en" fo:country="US"/>
    </style:style>
    <style:style style:name="P6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6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65" style:parent-style-name="خطالفقرةالافتراضي" style:family="text">
      <style:text-properties fo:font-size="14pt" style:font-size-asian="14pt" style:font-size-complex="14pt" fo:language="en" fo:country="US"/>
    </style:style>
    <style:style style:name="T66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7" style:parent-style-name="خطالفقرةالافتراضي" style:family="text">
      <style:text-properties fo:font-size="14pt" style:font-size-asian="14pt" style:font-size-complex="14pt" fo:language="en" fo:country="US"/>
    </style:style>
    <style:style style:name="P6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69" style:parent-style-name="خطالفقرةالافتراضي" style:family="text">
      <style:text-properties fo:font-size="14pt" style:font-size-asian="14pt" style:font-size-complex="14pt" fo:language="en" fo:country="US"/>
    </style:style>
    <style:style style:name="T70" style:parent-style-name="خطالفقرةالافتراضي" style:family="text">
      <style:text-properties fo:font-size="14pt" style:font-size-asian="14pt" style:font-size-complex="14pt" fo:language="en" fo:country="US"/>
    </style:style>
    <style:style style:name="P7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72" style:parent-style-name="خطالفقرةالافتراضي" style:family="text">
      <style:text-properties fo:font-size="14pt" style:font-size-asian="14pt" style:font-size-complex="14pt" fo:language="en" fo:country="US"/>
    </style:style>
    <style:style style:name="P7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7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75" style:parent-style-name="خطالفقرةالافتراضي" style:family="text">
      <style:text-properties fo:font-size="14pt" style:font-size-asian="14pt" style:font-size-complex="14pt" fo:language="en" fo:country="US"/>
    </style:style>
    <style:style style:name="T76" style:parent-style-name="خطالفقرةالافتراضي" style:family="text">
      <style:text-properties style:font-name="Liberation Sans" style:font-name-asian="Microsoft YaHei" style:font-name-complex="Lucida Sans" fo:font-size="18pt" style:font-size-asian="18pt" style:font-size-complex="18pt"/>
    </style:style>
    <style:style style:name="T77" style:parent-style-name="خطالفقرةالافتراضي" style:family="text">
      <style:text-properties fo:font-size="14pt" style:font-size-asian="14pt" style:font-size-complex="14pt" fo:language="en" fo:country="US"/>
    </style:style>
    <style:style style:name="T78" style:parent-style-name="خطالفقرةالافتراضي" style:family="text">
      <style:text-properties fo:font-size="14pt" style:font-size-asian="14pt" style:font-size-complex="14pt" fo:language="en" fo:country="US"/>
    </style:style>
    <style:style style:name="T79" style:parent-style-name="خطالفقرةالافتراضي" style:family="text">
      <style:text-properties fo:font-size="14pt" style:font-size-asian="14pt" style:font-size-complex="14pt" fo:language="en" fo:country="US"/>
    </style:style>
    <style:style style:name="T80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1" style:parent-style-name="خطالفقرةالافتراضي" style:family="text">
      <style:text-properties fo:font-size="14pt" style:font-size-asian="14pt" style:font-size-complex="14pt" fo:language="en" fo:country="US"/>
    </style:style>
    <style:style style:name="P8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8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84" style:parent-style-name="خطالفقرةالافتراضي" style:family="text">
      <style:text-properties fo:font-size="14pt" style:font-size-asian="14pt" style:font-size-complex="14pt" fo:language="en" fo:country="US"/>
    </style:style>
    <style:style style:name="T85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6" style:parent-style-name="خطالفقرةالافتراضي" style:family="text">
      <style:text-properties fo:font-size="14pt" style:font-size-asian="14pt" style:font-size-complex="14pt" fo:language="en" fo:country="US"/>
    </style:style>
    <style:style style:name="P8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8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89" style:parent-style-name="خطالفقرةالافتراضي" style:family="text">
      <style:text-properties fo:font-size="14pt" style:font-size-asian="14pt" style:font-size-complex="14pt" fo:language="en" fo:country="US"/>
    </style:style>
    <style:style style:name="P90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P9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92" style:parent-style-name="خطالفقرةالافتراضي" style:family="text">
      <style:text-properties fo:font-size="14pt" style:font-size-asian="14pt" style:font-size-complex="14pt" fo:language="en" fo:country="US"/>
    </style:style>
    <style:style style:name="P9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P9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95" style:parent-style-name="خطالفقرةالافتراضي" style:family="text">
      <style:text-properties fo:font-size="14pt" style:font-size-asian="14pt" style:font-size-complex="14pt" fo:language="en" fo:country="US"/>
    </style:style>
    <style:style style:name="P9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9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98" style:parent-style-name="خطالفقرةالافتراضي" style:family="text">
      <style:text-properties fo:font-size="14pt" style:font-size-asian="14pt" style:font-size-complex="14pt" fo:language="en" fo:country="US"/>
    </style:style>
    <style:style style:name="P99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00" style:parent-style-name="خطالفقرةالافتراضي" style:family="text">
      <style:text-properties fo:font-size="14pt" style:font-size-asian="14pt" style:font-size-complex="14pt" fo:language="en" fo:country="US"/>
    </style:style>
    <style:style style:name="P10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10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03" style:parent-style-name="خطالفقرةالافتراضي" style:family="text">
      <style:text-properties fo:font-size="14pt" style:font-size-asian="14pt" style:font-size-complex="14pt" fo:language="en" fo:country="US"/>
    </style:style>
    <style:style style:name="P10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05" style:parent-style-name="خطالفقرةالافتراضي" style:family="text">
      <style:text-properties fo:font-size="14pt" style:font-size-asian="14pt" style:font-size-complex="14pt" fo:language="en" fo:country="US"/>
    </style:style>
    <style:style style:name="P106" style:parent-style-name="Standard" style:family="paragraph">
      <style:paragraph-properties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fo:wrap-option="wrap" fo:padding-top="0.04921in" fo:padding-bottom="0.04921in" fo:padding-left="0.09843in" fo:padding-right="0.09843in" draw:textarea-vertical-align="middle" draw:textarea-horizontal-align="left" style:wrap="run-through" style:run-through="foreground" draw:fill="solid" draw:fill-color="#ffffff" draw:opacity="100%" draw:stroke="solid" svg:stroke-width="0.01181in" svg:stroke-color="#000000" svg:stroke-opacity="100%" draw:stroke-linejoin="round" svg:stroke-linecap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 text:c="5"/></text:p>
      <text:p text:style-name="P2"><text:span text:style-name="T3"><text:s text:c="5"/></text:span><text:span text:style-name="T4">أدارة مدرسة <text:s text:c="21"/>اسئلة الامتحانات النهائيةــ الدور ال</text:span><text:span text:style-name="T5">اول</text:span><text:span text:style-name="T6"><text:s text:c="12"/>المادة: الرياضيات</text:span></text:p>
      <text:p text:style-name="P7"><text:span text:style-name="T8"><text:s text:c="6"/></text:span><text:span text:style-name="T9">نور السعادة <text:s text:c="25"/>للعام الدراسي – 2023-2024 <text:s text:c="18"/></text:span><text:span text:style-name="T10">الصف: الرابع</text:span></text:p>
      <text:p text:style-name="P11"><text:span text:style-name="T12"><text:s text:c="5"/></text:span><text:span text:style-name="T13">الابتدائية للبنات <text:s text:c="78"/>الزمن : ساعة ونصف</text:span><text:span text:style-name="T14"><text:s text:c="2"/></text:span></text:p>
      <text:p text:style-name="P15"><text:span text:style-name="T16"><text:s text:c="37"/>ملاحظة الاجابة عن<text:s/></text:span><text:span text:style-name="T17">خمسة</text:span><text:span text:style-name="T18"><text:s/>اسئلة فقط <text:s text:c="10"/>التاريخ : <text:s text:c="2"/>- <text:s/>5 -2024</text:span></text:p>
      <text:p text:style-name="P19"><text:span text:style-name="T20">__________________________________________________________________________</text:span></text:p>
      <text:p text:style-name="P21"/>
      <text:p text:style-name="P22"><text:span text:style-name="T23"><text:s/>س1 / أ ــ اكتب العدد بالصورة التحليلية 256857 = 7 + <text:s/>+ <text:s text:c="2"/>+ <text:s text:c="3"/>+ <text:s text:c="4"/>+ <text:s text:c="15"/>{2} درجة</text:span></text:p>
      <text:p text:style-name="P24"/>
      <text:p text:style-name="P25"><text:span text:style-name="T26"><text:s text:c="8"/>ب ــ قسمت معلمة الرياضة تلاميذ الصف الرابع وعددهم<text:s/></text:span><text:span text:style-name="T27">٧٥</text:span><text:span text:style-name="T28"><text:s/>الى<text:s/></text:span><text:span text:style-name="T29">٣</text:span><text:span text:style-name="T30"><text:s/>مجموعات متساوية لزيارة</text:span></text:p>
      <text:p text:style-name="P31"><text:span text:style-name="T32"><text:s text:c="14"/>حديقة الزوراء كم تلميذاً في كل مجموعة ؟ <text:s text:c="2"/></text:span></text:p>
      <text:p text:style-name="P33"><text:span text:style-name="T34">__________________________________________________________________________</text:span></text:p>
      <text:p text:style-name="P35"/>
      <text:p text:style-name="P36"><text:span text:style-name="T37"><text:s/>س2/<text:s/></text:span>أ – جد ناتج الضرب 3 × 67 = <text:s text:c="77"/><text:span text:style-name="T38"><text:s text:c="3"/></text:span><text:span text:style-name="T39">{2} درجة</text:span><text:s text:c="3"/></text:p>
      <text:p text:style-name="P40"><text:s text:c="19"/></text:p>
      <text:p text:style-name="P41"><text:s text:c="8"/>ب ــ جد كسراً مكافئاً للكسر <text:s/><draw:frame draw:style-name="a0" text:anchor-type="as-char" svg:x="0in" svg:y="0in" svg:width="0.09167in" svg:height="0.375in" style:rel-width="scale" style:rel-height="scale"><draw:object xlink:href="Object 1/" xlink:type="simple" xlink:show="embed" xlink:actuate="onLoad"/></draw:frame><text:s text:c="21"/></text:p>
      <text:p text:style-name="P42"><text:span text:style-name="T43">__________________________________________________________________________</text:span></text:p>
      <text:p text:style-name="P44"><text:span text:style-name="T45"><text:s/>س3 / أ ــ جد ناتج:- <text:s text:c="9"/>922553 <text:s text:c="47"/></text:span><text:span text:style-name="T46"><text:s text:c="10"/></text:span><text:span text:style-name="T47"><text:s text:c="6"/>{2} درجة</text:span></text:p>
      <text:p text:style-name="P48"><text:span text:style-name="T49"><text:s text:c="32"/></text:span><text:span text:style-name="T50">-</text:span></text:p>
      <text:p text:style-name="P51"><text:span text:style-name="T52"><text:s text:c="36"/>578389 <text:s/></text:span></text:p>
      <text:p text:style-name="P53"><text:span text:style-name="T54"><text:s text:c="34"/>ـــــــــــــــــ</text:span></text:p>
      <text:p text:style-name="P55"><text:span text:style-name="T56"><text:s text:c="3"/></text:span></text:p>
      <text:p text:style-name="P57"><text:span text:style-name="T58"><text:s text:c="8"/>ب ــ اكتب العدد 4</text:span><text:span text:style-name="T59"><text:s/>مليون</text:span><text:span text:style-name="T60"><text:s/>بالصورة الرقمية =</text:span></text:p>
      <text:p text:style-name="P61"><text:span text:style-name="T62">__________________________________________________________________________</text:span></text:p>
      <text:p text:style-name="P63"/>
      <text:p text:style-name="P64"><text:span text:style-name="T65"><text:s/>س4 / أ ــ حول العدد الكسري الى كسر اعتيادي <text:s/></text:span><draw:frame draw:style-name="a1" text:anchor-type="as-char" svg:x="0in" svg:y="0in" svg:width="0.21667in" svg:height="0.375in" style:rel-width="scale" style:rel-height="scale"><draw:object xlink:href="Object 2/" xlink:type="simple" xlink:show="embed" xlink:actuate="onLoad"/></draw:frame><text:span text:style-name="T66"><text:s text:c="45"/></text:span><text:span text:style-name="T67">{2} درجة</text:span></text:p>
      <text:p text:style-name="P68"><text:span text:style-name="T69"><text:s text:c="8"/>ب ــ جد ناتج <text:s text:c="2"/></text:span><draw:frame draw:style-name="a2" text:anchor-type="as-char" svg:x="0in" svg:y="0in" svg:width="0.55833in" svg:height="0.375in" style:rel-width="scale" style:rel-height="scale"><draw:object xlink:href="Object 3/" xlink:type="simple" xlink:show="embed" xlink:actuate="onLoad"/></draw:frame><text:span text:style-name="T70"><text:s/></text:span></text:p>
      <text:p text:style-name="P71"><text:span text:style-name="T72">__________________________________________________________________________</text:span></text:p>
      <text:p text:style-name="P73"/>
      <text:p text:style-name="P74"><text:span text:style-name="T75"><draw:custom-shape svg:width="0.26528in" svg:height="0.2375in" draw:z-index="4" draw:id="id0" draw:style-name="a3" draw:transform="translate(-0.13264in -0.11875in) rotate(-3.14159) translate(3.6757in 0.17223in)" draw:name="start-event-none" text:anchor-type="paragraph"><svg:title>start-event-none</svg:title><svg:desc/><text:p text:style-name="عادي"><text:span text:style-name="T76"><text:s text:c="4"/></text:span></text:p><draw:enhanced-geometry draw:type="non-primitive" svg:viewBox="0 0 677 607" draw:enhanced-path="M ?f1 ?f3 C ?f1 ?f4 ?f5 ?f0 ?f6 ?f0 ?f7 ?f0 ?f0 ?f4 ?f0 ?f3 ?f0 ?f8 ?f7 ?f2 ?f6 ?f2 ?f5 ?f2 ?f1 ?f8 ?f1 ?f3 Z N" draw:text-areas="?f13 ?f15 ?f14 ?f16"><draw:equation draw:name="f0" draw:formula="0"/><draw:equation draw:name="f1" draw:formula="677"/><draw:equation draw:name="f2" draw:formula="607"/><draw:equation draw:name="f3" draw:formula="303"/><draw:equation draw:name="f4" draw:formula="136"/><draw:equation draw:name="f5" draw:formula="525"/><draw:equation draw:name="f6" draw:formula="338"/><draw:equation draw:name="f7" draw:formula="151"/><draw:equation draw:name="f8" draw:formula="471"/><draw:equation draw:name="f9" draw:formula="?f2 - ?f0"/><draw:equation draw:name="f10" draw:formula="?f1 - ?f0"/><draw:equation draw:name="f11" draw:formula="?f10 / 677"/><draw:equation draw:name="f12" draw:formula="?f9 / 607"/><draw:equation draw:name="f13" draw:formula="?f0 / ?f11"/><draw:equation draw:name="f14" draw:formula="?f1 / ?f11"/><draw:equation draw:name="f15" draw:formula="?f0 / ?f12"/><draw:equation draw:name="f16" draw:formula="?f2 / ?f12"/></draw:enhanced-geometry></draw:custom-shape></text:span><text:span text:style-name="T77"><text:s/>س5 / أ ــ قارن بين الكسرين الاعتياديين <text:s/></text:span><draw:frame draw:style-name="a4" text:anchor-type="as-char" svg:x="0in" svg:y="0in" svg:width="0.19167in" svg:height="0.375in" style:rel-width="scale" style:rel-height="scale"><draw:object xlink:href="Object 4/" xlink:type="simple" xlink:show="embed" xlink:actuate="onLoad"/></draw:frame><text:span text:style-name="T78"><text:s text:c="6"/></text:span><draw:frame draw:style-name="a5" text:anchor-type="as-char" svg:x="0in" svg:y="0in" svg:width="0.19167in" svg:height="0.375in" style:rel-width="scale" style:rel-height="scale"><draw:object xlink:href="Object 5/" xlink:type="simple" xlink:show="embed" xlink:actuate="onLoad"/></draw:frame><text:span text:style-name="T79"><text:s text:c="2"/>بأستخدام (<text:s/></text:span><text:span text:style-name="T80">&lt; , &gt; , =<text:s/></text:span><text:span text:style-name="T81">) <text:s text:c="11"/>{2} درجة</text:span></text:p>
      <text:p text:style-name="P82"/>
      <text:p text:style-name="P83"><text:span text:style-name="T84"><text:s text:c="7"/>ب ــ جد مضاعفين للعدد<text:s/></text:span><text:span text:style-name="T85">4</text:span><text:span text:style-name="T86"><text:s/>؟</text:span></text:p>
      <text:p text:style-name="P87"/>
      <text:p text:style-name="P88"><text:span text:style-name="T89">__________________________________________________________________________</text:span></text:p>
      <text:p text:style-name="P90"/>
      <text:p text:style-name="P91"><text:span text:style-name="T92"><text:s/>س6 / أ ــ قرب العدد الى أقرب ألف <text:s text:c="2"/>45279 ؟ <text:s text:c="49"/>{2} درجة</text:span></text:p>
      <text:p text:style-name="P93"/>
      <text:p text:style-name="P94"><text:span text:style-name="T95"><text:s text:c="8"/>ب ــ <text:s/>جد ناتج الجمع 260782 + 540271 = ؟</text:span></text:p>
      <text:p text:style-name="P96"/>
      <text:p text:style-name="P97"><text:span text:style-name="T98">__________________________________________________________________________</text:span></text:p>
      <text:p text:style-name="P99"><text:span text:style-name="T100"><text:s text:c="48"/>أدعو الله لكم بالسداد والتوفيق …</text:span></text:p>
      <text:p text:style-name="P101"/>
      <text:p text:style-name="P102"><text:span text:style-name="T103"><text:s text:c="4"/>المعلمة <text:s text:c="44"/>المعلم <text:s text:c="46"/>معلم المادة</text:span></text:p>
      <text:p text:style-name="P104"><text:span text:style-name="T105"><text:s text:c="3"/>هدى محمد <text:s text:c="35"/>صالح عبدالجبار <text:s text:c="40"/>احمد شاكر</text:span>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end" style:writing-mode="lr-tb" fo:line-height="100%" fo:background-color="transparent" style:tab-stop-distance="0.4923in"/>
      <style:text-properties style:font-name="Liberation Serif" style:font-name-asian="N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IQ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قائمة" style:display-name="قائمة" style:family="paragraph" style:parent-style-name="Textbody">
      <style:text-properties fo:hyphenate="false"/>
    </style:style>
    <style:style style:name="تسميةتوضيحية" style:display-name="تسمية توضيحية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تشديد" style:display-name="تشديد" style:family="text" style:parent-style-name="خطالفقرةالافتراضي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16in" fo:margin-left="0.7875in" fo:margin-bottom="0.4763in" fo:margin-right="0.7875in" style:num-format="1" style:writing-mode="rl-tb">
        <style:footnote-sep style:width="0.007in" style:rel-width="33%" style:color="#000000" style:line-style="solid" style:adjustment="righ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hmed</meta:initial-creator>
    <dc:creator>Ahmed</dc:creator>
    <meta:creation-date>2024-04-18T17:42:00Z</meta:creation-date>
    <dc:date>2024-04-18T17:52:00Z</dc:date>
    <meta:template xlink:href="Normal" xlink:type="simple"/>
    <meta:editing-cycles>4</meta:editing-cycles>
    <meta:editing-duration>PT720S</meta:editing-duration>
    <meta:document-statistic meta:page-count="1" meta:paragraph-count="4" meta:word-count="367" meta:character-count="2458" meta:row-count="17" meta:non-whitespace-character-count="2095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2</mml:mn>
    </mml:mrow>
    <mml:mrow>
      <mml:mn>4</mml:mn>
    </mml:mrow>
  </mml:mfrac>
</mml:math>
</file>

<file path=Object 2/content.xml><?xml version="1.0" encoding="utf-8"?>
<mml:math xmlns:mml="http://www.w3.org/1998/Math/MathML" xmlns:m="http://schemas.openxmlformats.org/officeDocument/2006/math">
  <mml:mn>2</mml:mn>
  <mml:mfrac>
    <mml:mrow>
      <mml:mn>2</mml:mn>
    </mml:mrow>
    <mml:mrow>
      <mml:mn>4</mml:mn>
    </mml:mrow>
  </mml:mfrac>
</mml:math>
</file>

<file path=Object 3/content.xml><?xml version="1.0" encoding="utf-8"?>
<mml:math xmlns:mml="http://www.w3.org/1998/Math/MathML" xmlns:m="http://schemas.openxmlformats.org/officeDocument/2006/math">
  <mml:mo>=</mml:mo>
  <mml:mfrac>
    <mml:mrow>
      <mml:mn>1</mml:mn>
    </mml:mrow>
    <mml:mrow>
      <mml:mn>6</mml:mn>
    </mml:mrow>
  </mml:mfrac>
  <mml:mo>+</mml:mo>
  <mml:mfrac>
    <mml:mrow>
      <mml:mn>1</mml:mn>
    </mml:mrow>
    <mml:mrow>
      <mml:mn>2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6</mml:mn>
    </mml:mrow>
    <mml:mrow>
      <mml:mn>10</mml:mn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n>8</mml:mn>
    </mml:mrow>
    <mml:mrow>
      <mml:mn>10</mml:mn>
    </mml:mrow>
  </mml:mfrac>
</mml:math>
</file>